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6458in" text:min-label-width="0.25in" text:list-level-position-and-space-mode="label-alignment">
          <style:list-level-label-alignment text:label-followed-by="listtab" fo:margin-left="0.8958in" fo:text-indent="-0.25in"/>
        </style:list-level-properties>
      </text:list-level-style-number>
      <text:list-level-style-number text:level="2" style:num-suffix="." style:num-format="1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</text:list-level-style-number>
      <text:list-level-style-number text:level="3" style:num-suffix="." style:num-format="1">
        <style:list-level-properties text:space-before="1.1458in" text:min-label-width="0.25in" text:list-level-position-and-space-mode="label-alignment">
          <style:list-level-label-alignment text:label-followed-by="listtab" fo:margin-left="1.3958in" fo:text-indent="-0.25in"/>
        </style:list-level-properties>
      </text:list-level-style-number>
      <text:list-level-style-number text:level="4" style:num-suffix="." style:num-format="1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</text:list-level-style-number>
      <text:list-level-style-number text:level="5" style:num-suffix="." style:num-format="1">
        <style:list-level-properties text:space-before="1.6458in" text:min-label-width="0.25in" text:list-level-position-and-space-mode="label-alignment">
          <style:list-level-label-alignment text:label-followed-by="listtab" fo:margin-left="1.8958in" fo:text-indent="-0.25in"/>
        </style:list-level-properties>
      </text:list-level-style-number>
      <text:list-level-style-number text:level="6" style:num-suffix="." style:num-format="1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</text:list-level-style-number>
      <text:list-level-style-number text:level="7" style:num-suffix="." style:num-format="1">
        <style:list-level-properties text:space-before="2.1458in" text:min-label-width="0.25in" text:list-level-position-and-space-mode="label-alignment">
          <style:list-level-label-alignment text:label-followed-by="listtab" fo:margin-left="2.3958in" fo:text-indent="-0.25in"/>
        </style:list-level-properties>
      </text:list-level-style-number>
      <text:list-level-style-number text:level="8" style:num-suffix="." style:num-format="1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</text:list-level-style-number>
      <text:list-level-style-number text:level="9" style:num-suffix="." style:num-format="1">
        <style:list-level-properties text:space-before="2.6458in" text:min-label-width="0.25in" text:list-level-position-and-space-mode="label-alignment">
          <style:list-level-label-alignment text:label-followed-by="listtab" fo:margin-left="2.8958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color="#000099" fo:font-size="15pt" style:font-size-asian="15pt" style:font-size-complex="15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3333"/>
    </style:style>
    <style:style style:name="P3" style:parent-style-name="Standard" style:family="paragraph"/>
    <style:style style:name="P4" style:parent-style-name="Standard" style:family="paragraph"/>
    <style:style style:name="T5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3333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/>
    <style:style style:name="T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3333" style:text-underline-type="single" style:text-underline-style="solid" style:text-underline-width="auto" style:text-underline-mode="continuous"/>
    </style:style>
    <style:style style:name="P9" style:parent-style-name="Standard" style:family="paragraph"/>
    <style:style style:name="T10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99"/>
    </style:style>
    <style:style style:name="S1" style:family="section">
      <style:section-properties fo:margin-left="0in" fo:margin-right="0in" style:writing-mode="lr-tb"/>
    </style:style>
    <style:style style:name="P11" style:parent-style-name="Textbody" style:family="paragraph">
      <style:paragraph-properties fo:margin-bottom="0in"/>
    </style:style>
    <style:style style:name="T12" style:parent-style-name="DefaultParagraphFont" style:family="text">
      <style:text-properties fo:color="#330099"/>
    </style:style>
    <style:style style:name="T13" style:parent-style-name="DefaultParagraphFont" style:family="text">
      <style:text-properties fo:color="#330099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color="#330099"/>
    </style:style>
    <style:style style:name="P15" style:parent-style-name="Textbody" style:family="paragraph">
      <style:paragraph-properties fo:margin-bottom="0in"/>
    </style:style>
    <style:style style:name="T16" style:parent-style-name="DefaultParagraphFont" style:family="text">
      <style:text-properties fo:color="#330099"/>
    </style:style>
    <style:style style:name="T17" style:parent-style-name="DefaultParagraphFont" style:family="text">
      <style:text-properties fo:color="#330099" style:text-underline-type="single" style:text-underline-style="solid" style:text-underline-width="auto" style:text-underline-mode="continuous"/>
    </style:style>
    <style:style style:name="P18" style:parent-style-name="Textbody" style:family="paragraph">
      <style:paragraph-properties fo:margin-bottom="0in"/>
    </style:style>
    <style:style style:name="T19" style:parent-style-name="DefaultParagraphFont" style:family="text">
      <style:text-properties fo:color="#330099"/>
    </style:style>
    <style:style style:name="T20" style:parent-style-name="DefaultParagraphFont" style:family="text">
      <style:text-properties fo:color="#330099" style:text-underline-type="single" style:text-underline-style="solid" style:text-underline-width="auto" style:text-underline-mode="continuous"/>
    </style:style>
    <style:style style:name="P21" style:parent-style-name="Textbody" style:family="paragraph"/>
    <style:style style:name="T22" style:parent-style-name="DefaultParagraphFont" style:family="text">
      <style:text-properties fo:color="#330099"/>
    </style:style>
    <style:style style:name="T23" style:parent-style-name="DefaultParagraphFont" style:family="text">
      <style:text-properties fo:color="#330099" style:text-underline-type="single" style:text-underline-style="solid" style:text-underline-width="auto" style:text-underline-mode="continuous"/>
    </style:style>
    <style:style style:name="S2" style:family="section">
      <style:section-properties fo:margin-left="0in" fo:margin-right="0in" style:writing-mode="lr-tb"/>
    </style:style>
    <style:style style:name="S3" style:family="section">
      <style:section-properties fo:margin-left="0in" fo:margin-right="0in" style:writing-mode="lr-tb"/>
    </style:style>
    <style:style style:name="TableColumn25" style:family="table-column">
      <style:table-column-properties style:column-width="0.9013in" style:use-optimal-column-width="false"/>
    </style:style>
    <style:style style:name="TableColumn26" style:family="table-column">
      <style:table-column-properties style:column-width="5.7847in" style:use-optimal-column-width="false"/>
    </style:style>
    <style:style style:name="Table24" style:family="table">
      <style:table-properties style:width="6.6861in" style:rel-width="100%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9" style:parent-style-name="Heading3" style:family="paragraph">
      <style:paragraph-properties fo:margin-top="0in" fo:margin-bottom="0.1965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2" style:parent-style-name="TableContents" style:family="paragraph">
      <style:text-properties fo:font-weight="bold" style:font-weight-asian="bold" style:font-weight-complex="bold"/>
    </style:style>
    <style:style style:name="TableCell3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4" style:parent-style-name="TableContents" style:family="paragraph">
      <style:paragraph-properties fo:margin-bottom="0.1965in"/>
    </style:style>
    <style:style style:name="T35" style:parent-style-name="DefaultParagraphFont" style:family="text">
      <style:text-properties fo:font-weight="bold" style:font-weight-asian="bold" fo:color="#0000FF"/>
    </style:style>
    <style:style style:name="T36" style:parent-style-name="DefaultParagraphFont" style:family="text">
      <style:text-properties fo:color="#330099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9" style:parent-style-name="TableHeading" style:family="paragraph">
      <style:paragraph-properties fo:text-align="start"/>
    </style:style>
    <style:style style:name="TableCell4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1" style:parent-style-name="TableContents" style:family="paragraph">
      <style:paragraph-properties fo:margin-bottom="0.1965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4" style:parent-style-name="TableHeading" style:family="paragraph">
      <style:paragraph-properties fo:text-align="start"/>
    </style:style>
    <style:style style:name="TableCell4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6" style:parent-style-name="TableContents" style:family="paragraph">
      <style:paragraph-properties fo:margin-bottom="0.196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9" style:parent-style-name="TableHeading" style:family="paragraph">
      <style:paragraph-properties fo:text-align="start"/>
    </style:style>
    <style:style style:name="TableCell5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51" style:parent-style-name="TableContents" style:family="paragraph">
      <style:paragraph-properties fo:margin-bottom="0.1965in"/>
    </style:style>
    <style:style style:name="P52" style:parent-style-name="TableContents" style:family="paragraph"/>
    <style:style style:name="P53" style:parent-style-name="TableContents" style:family="paragraph">
      <style:paragraph-properties fo:margin-bottom="0.196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56" style:parent-style-name="TableHeading" style:family="paragraph">
      <style:paragraph-properties fo:text-align="start"/>
    </style:style>
    <style:style style:name="TableCell57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T58" style:parent-style-name="DefaultParagraphFont" style:family="text">
      <style:text-properties fo:color="#0000CC"/>
    </style:style>
    <style:style style:name="P59" style:parent-style-name="PreformattedText" style:family="paragraph">
      <style:paragraph-properties>
        <style:tab-stops>
          <style:tab-stop style:type="right" style:position="3.427in"/>
        </style:tab-stops>
      </style:paragraph-properties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S4" style:family="section">
      <style:section-properties fo:margin-left="0in" fo:margin-right="0in" style:writing-mode="lr-tb"/>
    </style:style>
    <style:style style:name="S5" style:family="section">
      <style:section-properties fo:margin-left="0in" fo:margin-right="0in" style:writing-mode="lr-tb"/>
    </style:style>
    <style:style style:name="TableColumn62" style:family="table-column">
      <style:table-column-properties style:column-width="0.9013in" style:use-optimal-column-width="false"/>
    </style:style>
    <style:style style:name="TableColumn63" style:family="table-column">
      <style:table-column-properties style:column-width="5.7847in" style:use-optimal-column-width="false"/>
    </style:style>
    <style:style style:name="Table61" style:family="table">
      <style:table-properties style:width="6.6861in" style:rel-width="100%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6" style:parent-style-name="Heading3" style:family="paragraph">
      <style:paragraph-properties fo:margin-top="0in" fo:margin-bottom="0.1965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69" style:parent-style-name="TableHeading" style:family="paragraph">
      <style:paragraph-properties fo:text-align="start"/>
    </style:style>
    <style:style style:name="TableCell7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71" style:parent-style-name="TableContents" style:family="paragraph">
      <style:paragraph-properties fo:margin-bottom="0.1965in"/>
    </style:style>
    <style:style style:name="T72" style:parent-style-name="DefaultParagraphFont" style:family="text">
      <style:text-properties fo:font-weight="bold" style:font-weight-asian="bold" fo:color="#0000CC"/>
    </style:style>
    <style:style style:name="T73" style:parent-style-name="DefaultParagraphFont" style:family="text">
      <style:text-properties fo:font-weight="bold" style:font-weight-asian="bold" style:font-weight-complex="bold" fo:color="#0000CC"/>
    </style:style>
    <style:style style:name="T74" style:parent-style-name="DefaultParagraphFont" style:family="text">
      <style:text-properties fo:font-weight="bold" style:font-weight-asian="bold" fo:color="#0000CC"/>
    </style:style>
    <style:style style:name="T75" style:parent-style-name="DefaultParagraphFont" style:family="text">
      <style:text-properties fo:font-weight="bold" style:font-weight-asian="bold" style:font-weight-complex="bold" fo:color="#0000CC"/>
    </style:style>
    <style:style style:name="T76" style:parent-style-name="DefaultParagraphFont" style:family="text">
      <style:text-properties fo:font-weight="bold" style:font-weight-asian="bold" fo:color="#0000CC"/>
    </style:style>
    <style:style style:name="T77" style:parent-style-name="DefaultParagraphFont" style:family="text">
      <style:text-properties fo:font-weight="bold" style:font-weight-asian="bold" style:font-weight-complex="bold" fo:color="#0000CC"/>
    </style:style>
    <style:style style:name="T78" style:parent-style-name="DefaultParagraphFont" style:family="text">
      <style:text-properties fo:font-weight="bold" style:font-weight-asian="bold" fo:color="#0000CC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81" style:parent-style-name="TableHeading" style:family="paragraph">
      <style:paragraph-properties fo:text-align="start"/>
    </style:style>
    <style:style style:name="TableCell8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83" style:parent-style-name="TableContents" style:family="paragraph">
      <style:paragraph-properties fo:margin-bottom="0.196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86" style:parent-style-name="TableHeading" style:family="paragraph">
      <style:paragraph-properties fo:text-align="start"/>
    </style:style>
    <style:style style:name="TableCell87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88" style:parent-style-name="TableContents" style:family="paragraph">
      <style:paragraph-properties fo:margin-bottom="0.1965in"/>
    </style:style>
    <style:style style:name="P89" style:parent-style-name="TableContents" style:family="paragraph">
      <style:paragraph-properties fo:margin-bottom="0.1965in"/>
    </style:style>
    <style:style style:name="P90" style:parent-style-name="TableContents" style:family="paragraph"/>
    <style:style style:name="T91" style:parent-style-name="SourceText" style:family="text">
      <style:text-properties fo:font-weight="bold" style:font-weight-asian="bold" style:font-weight-complex="bold" fo:color="#00331A" fo:font-size="11pt" style:font-size-asian="11pt" style:font-size-complex="11pt"/>
    </style:style>
    <style:style style:name="T92" style:parent-style-name="SourceText" style:family="text">
      <style:text-properties fo:font-weight="bold" style:font-weight-asian="bold" style:font-weight-complex="bold" fo:color="#00331A" fo:font-size="11pt" style:font-size-asian="11pt" style:font-size-complex="11pt"/>
    </style:style>
    <style:style style:name="P93" style:parent-style-name="TableContents" style:family="paragraph"/>
    <style:style style:name="T94" style:parent-style-name="DefaultParagraphFont" style:family="text">
      <style:text-properties fo:font-size="11pt" style:font-size-asian="11pt" style:font-size-complex="11pt"/>
    </style:style>
    <style:style style:name="P95" style:parent-style-name="TableContents" style:family="paragraph"/>
    <style:style style:name="T96" style:parent-style-name="DefaultParagraphFont" style:family="text">
      <style:text-properties fo:font-size="11pt" style:font-size-asian="11pt" style:font-size-complex="11pt"/>
    </style:style>
    <style:style style:name="P97" style:parent-style-name="TableContents" style:family="paragraph">
      <style:paragraph-properties fo:margin-bottom="0.1965in"/>
    </style:style>
    <style:style style:name="T98" style:parent-style-name="DefaultParagraphFont" style:family="text">
      <style:text-properties fo:font-size="11pt" style:font-size-asian="11pt" style:font-size-complex="11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01" style:parent-style-name="TableHeading" style:family="paragraph">
      <style:paragraph-properties fo:text-align="start"/>
    </style:style>
    <style:style style:name="TableCell10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03" style:parent-style-name="TableContents" style:family="paragraph">
      <style:paragraph-properties fo:margin-bottom="0.1965in"/>
    </style:style>
    <style:style style:name="T104" style:parent-style-name="DefaultParagraphFont" style:family="text">
      <style:text-properties fo:color="#6600CC" style:text-underline-type="single" style:text-underline-style="solid" style:text-underline-width="auto" style:text-underline-mode="continuous"/>
    </style:style>
    <style:style style:name="T105" style:parent-style-name="DefaultParagraphFont" style:family="text">
      <style:text-properties fo:color="#6600FF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08" style:parent-style-name="TableHeading" style:family="paragraph">
      <style:paragraph-properties fo:text-align="start"/>
    </style:style>
    <style:style style:name="TableCell10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10" style:parent-style-name="PreformattedText" style:family="paragraph">
      <style:text-properties fo:font-style="italic" style:font-style-asian="italic"/>
    </style:style>
    <style:style style:name="T111" style:parent-style-name="DefaultParagraphFont" style:family="text">
      <style:text-properties fo:font-weight="bold" style:font-weight-asian="bold" style:font-weight-complex="bold" fo:font-style="italic" style:font-style-asian="italic" fo:color="#000099"/>
    </style:style>
    <style:style style:name="T112" style:parent-style-name="DefaultParagraphFont" style:family="text">
      <style:text-properties fo:font-style="italic" style:font-style-asian="italic"/>
    </style:style>
    <style:style style:name="P113" style:parent-style-name="PreformattedText" style:family="paragraph">
      <style:text-properties fo:font-style="italic" style:font-style-asian="italic"/>
    </style:style>
    <style:style style:name="P114" style:parent-style-name="PreformattedText" style:family="paragraph">
      <style:paragraph-properties fo:margin-bottom="0.1965in"/>
    </style:style>
    <style:style style:name="T115" style:parent-style-name="DefaultParagraphFont" style:family="text">
      <style:text-properties fo:font-weight="bold" style:font-weight-asian="bold" style:font-weight-complex="bold" fo:font-style="italic" style:font-style-asian="italic"/>
    </style:style>
    <style:style style:name="T116" style:parent-style-name="DefaultParagraphFont" style:family="text">
      <style:text-properties fo:font-weight="bold" style:font-weight-asian="bold" style:font-weight-complex="bold" fo:color="#000099"/>
    </style:style>
    <style:style style:name="S6" style:family="section">
      <style:section-properties fo:margin-left="0in" fo:margin-right="0in" style:writing-mode="lr-tb"/>
    </style:style>
    <style:style style:name="S7" style:family="section">
      <style:section-properties fo:margin-left="0in" fo:margin-right="0in" style:writing-mode="lr-tb"/>
    </style:style>
    <style:style style:name="TableColumn118" style:family="table-column">
      <style:table-column-properties style:column-width="0.9013in" style:use-optimal-column-width="false"/>
    </style:style>
    <style:style style:name="TableColumn119" style:family="table-column">
      <style:table-column-properties style:column-width="5.7847in" style:use-optimal-column-width="false"/>
    </style:style>
    <style:style style:name="Table117" style:family="table">
      <style:table-properties style:width="6.6861in" style:rel-width="100%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122" style:parent-style-name="Heading3" style:family="paragraph">
      <style:paragraph-properties fo:margin-top="0in" fo:margin-bottom="0.196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125" style:parent-style-name="TableContents" style:family="paragraph">
      <style:text-properties fo:font-weight="bold" style:font-weight-asian="bold" style:font-weight-complex="bold"/>
    </style:style>
    <style:style style:name="TableCell126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127" style:parent-style-name="TableContents" style:family="paragraph">
      <style:paragraph-properties fo:margin-bottom="0.1965in"/>
    </style:style>
    <style:style style:name="T128" style:parent-style-name="DefaultParagraphFont" style:family="text">
      <style:text-properties fo:font-weight="bold" style:font-weight-asian="bold" fo:color="#000099"/>
    </style:style>
    <style:style style:name="T129" style:parent-style-name="DefaultParagraphFont" style:family="text">
      <style:text-properties fo:color="#0066FF"/>
    </style:style>
    <style:style style:name="T130" style:parent-style-name="DefaultParagraphFont" style:family="text">
      <style:text-properties fo:font-weight="bold" style:font-weight-asian="bold" style:font-weight-complex="bold" fo:color="#0000FF"/>
    </style:style>
    <style:style style:name="T131" style:parent-style-name="DefaultParagraphFont" style:family="text">
      <style:text-properties fo:font-weight="bold" style:font-weight-asian="bold" style:font-weight-complex="bold" fo:color="#0000FF"/>
    </style:style>
    <style:style style:name="T132" style:parent-style-name="DefaultParagraphFont" style:family="text">
      <style:text-properties fo:font-weight="bold" style:font-weight-asian="bold" style:font-weight-complex="bold" fo:color="#0000FF"/>
    </style:style>
    <style:style style:name="T133" style:parent-style-name="DefaultParagraphFont" style:family="text">
      <style:text-properties fo:font-weight="bold" style:font-weight-asian="bold" style:font-weight-complex="bold" fo:color="#0000FF"/>
    </style:style>
    <style:style style:name="T134" style:parent-style-name="DefaultParagraphFont" style:family="text">
      <style:text-properties fo:color="#0000FF"/>
    </style:style>
    <style:style style:name="T135" style:parent-style-name="DefaultParagraphFont" style:family="text">
      <style:text-properties fo:font-weight="bold" style:font-weight-asian="bold" fo:color="#0000FF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38" style:parent-style-name="TableHeading" style:family="paragraph">
      <style:paragraph-properties fo:text-align="start"/>
    </style:style>
    <style:style style:name="TableCell13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40" style:parent-style-name="TableContents" style:family="paragraph">
      <style:paragraph-properties fo:margin-bottom="0.1965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43" style:parent-style-name="TableHeading" style:family="paragraph">
      <style:paragraph-properties fo:text-align="start"/>
    </style:style>
    <style:style style:name="TableCell14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45" style:parent-style-name="TableContents" style:family="paragraph">
      <style:paragraph-properties fo:margin-bottom="0.1965in"/>
    </style:style>
    <style:style style:name="P146" style:parent-style-name="TableContents" style:family="paragraph">
      <style:paragraph-properties fo:margin-bottom="0.1965in"/>
    </style:style>
    <style:style style:name="P147" style:parent-style-name="TableContents" style:family="paragraph"/>
    <style:style style:name="T148" style:parent-style-name="SourceText" style:family="text">
      <style:text-properties fo:font-weight="bold" style:font-weight-asian="bold" style:font-weight-complex="bold" fo:font-size="11pt" style:font-size-asian="11pt" style:font-size-complex="11pt"/>
    </style:style>
    <style:style style:name="P149" style:parent-style-name="TableContents" style:family="paragraph"/>
    <style:style style:name="P150" style:parent-style-name="TableContents" style:family="paragraph"/>
    <style:style style:name="P151" style:parent-style-name="TableContents" style:family="paragraph">
      <style:paragraph-properties fo:margin-bottom="0.1965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54" style:parent-style-name="TableHeading" style:family="paragraph">
      <style:paragraph-properties fo:text-align="start"/>
    </style:style>
    <style:style style:name="TableCell15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56" style:parent-style-name="TableContents" style:family="paragraph">
      <style:paragraph-properties fo:margin-bottom="0.1965in"/>
    </style:style>
    <style:style style:name="T157" style:parent-style-name="DefaultParagraphFont" style:family="text">
      <style:text-properties fo:color="#0066FF" style:text-underline-type="single" style:text-underline-style="solid" style:text-underline-width="auto" style:text-underline-mode="continuous"/>
    </style:style>
    <style:style style:name="T158" style:parent-style-name="DefaultParagraphFont" style:family="text">
      <style:text-properties fo:color="#0066FF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1" style:parent-style-name="TableHeading" style:family="paragraph">
      <style:paragraph-properties fo:text-align="start"/>
    </style:style>
    <style:style style:name="TableCell16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3" style:parent-style-name="PreformattedText" style:family="paragraph">
      <style:text-properties fo:font-style="italic" style:font-style-asian="italic"/>
    </style:style>
    <style:style style:name="T164" style:parent-style-name="DefaultParagraphFont" style:family="text">
      <style:text-properties fo:font-weight="bold" style:font-weight-asian="bold" style:font-weight-complex="bold" fo:font-style="italic" style:font-style-asian="italic" fo:color="#0000CC"/>
    </style:style>
    <style:style style:name="T165" style:parent-style-name="DefaultParagraphFont" style:family="text">
      <style:text-properties fo:font-style="italic" style:font-style-asian="italic"/>
    </style:style>
    <style:style style:name="P166" style:parent-style-name="PreformattedText" style:family="paragraph">
      <style:text-properties fo:font-style="italic" style:font-style-asian="italic"/>
    </style:style>
    <style:style style:name="P167" style:parent-style-name="PreformattedText" style:family="paragraph">
      <style:text-properties fo:font-style="italic" style:font-style-asian="italic"/>
    </style:style>
    <style:style style:name="P168" style:parent-style-name="PreformattedText" style:family="paragraph">
      <style:paragraph-properties fo:margin-bottom="0.1965in"/>
    </style:style>
    <style:style style:name="T169" style:parent-style-name="DefaultParagraphFont" style:family="text">
      <style:text-properties fo:font-weight="bold" style:font-weight-asian="bold" style:font-weight-complex="bold" fo:font-style="italic" style:font-style-asian="italic"/>
    </style:style>
    <style:style style:name="T170" style:parent-style-name="DefaultParagraphFont" style:family="text">
      <style:text-properties fo:font-style="italic" style:font-style-asian="italic"/>
    </style:style>
    <style:style style:name="T171" style:parent-style-name="DefaultParagraphFont" style:family="text">
      <style:text-properties fo:color="#00CC33"/>
    </style:style>
    <style:style style:name="S8" style:family="section">
      <style:section-properties fo:margin-left="0in" fo:margin-right="0in" style:writing-mode="lr-tb"/>
    </style:style>
    <style:style style:name="S9" style:family="section">
      <style:section-properties fo:margin-left="0in" fo:margin-right="0in" style:writing-mode="lr-tb"/>
    </style:style>
    <style:style style:name="TableColumn173" style:family="table-column">
      <style:table-column-properties style:column-width="0.9013in" style:use-optimal-column-width="false"/>
    </style:style>
    <style:style style:name="TableColumn174" style:family="table-column">
      <style:table-column-properties style:column-width="5.7847in" style:use-optimal-column-width="false"/>
    </style:style>
    <style:style style:name="Table172" style:family="table">
      <style:table-properties style:width="6.6861in" style:rel-width="100%" fo:margin-left="0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77" style:parent-style-name="TableContents" style:family="paragraph">
      <style:text-properties fo:font-weight="bold" style:font-weight-asian="bold" style:font-weight-complex="bold"/>
    </style:style>
    <style:style style:name="TableCell17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79" style:parent-style-name="TableContents" style:family="paragraph">
      <style:paragraph-properties fo:margin-bottom="0.1965in"/>
    </style:style>
    <style:style style:name="T180" style:parent-style-name="DefaultParagraphFont" style:family="text">
      <style:text-properties fo:font-weight="bold" style:font-weight-asian="bold" fo:color="#0000CC"/>
    </style:style>
    <style:style style:name="T181" style:parent-style-name="DefaultParagraphFont" style:family="text">
      <style:text-properties fo:color="#0000CC"/>
    </style:style>
    <style:style style:name="T182" style:parent-style-name="DefaultParagraphFont" style:family="text">
      <style:text-properties fo:font-weight="bold" style:font-weight-asian="bold" style:font-weight-complex="bold" fo:color="#0000FF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85" style:parent-style-name="TableHeading" style:family="paragraph">
      <style:paragraph-properties fo:text-align="start"/>
    </style:style>
    <style:style style:name="TableCell18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87" style:parent-style-name="TableContents" style:family="paragraph">
      <style:paragraph-properties fo:margin-bottom="0.1965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190" style:parent-style-name="TableHeading" style:family="paragraph">
      <style:paragraph-properties fo:text-align="start"/>
    </style:style>
    <style:style style:name="TableCell191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192" style:parent-style-name="TableContents" style:family="paragraph">
      <style:paragraph-properties fo:margin-bottom="0.1965in"/>
    </style:style>
    <style:style style:name="P193" style:parent-style-name="TableContents" style:family="paragraph">
      <style:paragraph-properties fo:margin-bottom="0.1965in"/>
    </style:style>
    <style:style style:name="P194" style:parent-style-name="TableContents" style:family="paragraph"/>
    <style:style style:name="T195" style:parent-style-name="SourceText" style:family="text">
      <style:text-properties fo:font-weight="bold" style:font-weight-asian="bold" style:font-weight-complex="bold" fo:font-size="11pt" style:font-size-asian="11pt" style:font-size-complex="11pt"/>
    </style:style>
    <style:style style:name="P196" style:parent-style-name="TableContents" style:family="paragraph"/>
    <style:style style:name="P197" style:parent-style-name="TableContents" style:family="paragraph"/>
    <style:style style:name="P198" style:parent-style-name="TableContents" style:family="paragraph">
      <style:paragraph-properties fo:margin-bottom="0.1965in"/>
    </style:style>
    <style:style style:name="T199" style:parent-style-name="SourceText" style:family="text">
      <style:text-properties fo:font-weight="bold" style:font-weight-asian="bold" style:font-weight-complex="bold" fo:font-size="11pt" style:font-size-asian="11pt" style:font-size-complex="11pt"/>
    </style:style>
    <style:style style:name="P200" style:parent-style-name="TableContents" style:family="paragraph">
      <style:paragraph-properties fo:border="0.0138in solid #CCCCCC" fo:padding="0.0694in" style:shadow="none"/>
    </style:style>
    <style:style style:name="T201" style:parent-style-name="DefaultParagraphFont" style:family="text">
      <style:text-properties fo:background-color="#F5F2EC"/>
    </style:style>
    <style:style style:name="T202" style:parent-style-name="DefaultParagraphFont" style:family="text">
      <style:text-properties fo:font-weight="bold" style:font-weight-asian="bold" fo:background-color="#F5F2EC"/>
    </style:style>
    <style:style style:name="T203" style:parent-style-name="DefaultParagraphFont" style:family="text">
      <style:text-properties fo:background-color="#F5F2EC"/>
    </style:style>
    <style:style style:name="T204" style:parent-style-name="DefaultParagraphFont" style:family="text">
      <style:text-properties fo:background-color="#F5F2EC"/>
    </style:style>
    <style:style style:name="T205" style:parent-style-name="DefaultParagraphFont" style:family="text">
      <style:text-properties fo:background-color="#F5F2EC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08" style:parent-style-name="TableHeading" style:family="paragraph">
      <style:paragraph-properties fo:text-align="start"/>
    </style:style>
    <style:style style:name="TableCell20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10" style:parent-style-name="TableContents" style:family="paragraph">
      <style:paragraph-properties fo:margin-bottom="0.1965in"/>
    </style:style>
    <style:style style:name="T211" style:parent-style-name="DefaultParagraphFont" style:family="text">
      <style:text-properties fo:color="#0000CC" style:text-underline-type="single" style:text-underline-style="solid" style:text-underline-width="auto" style:text-underline-mode="continuous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14" style:parent-style-name="TableHeading" style:family="paragraph">
      <style:paragraph-properties fo:text-align="start"/>
    </style:style>
    <style:style style:name="TableCell21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16" style:parent-style-name="PreformattedText" style:family="paragraph">
      <style:text-properties fo:font-style="italic" style:font-style-asian="italic"/>
    </style:style>
    <style:style style:name="T217" style:parent-style-name="DefaultParagraphFont" style:family="text">
      <style:text-properties fo:font-weight="bold" style:font-weight-asian="bold" style:font-weight-complex="bold" fo:font-style="italic" style:font-style-asian="italic" fo:color="#000099"/>
    </style:style>
    <style:style style:name="T218" style:parent-style-name="DefaultParagraphFont" style:family="text">
      <style:text-properties fo:font-style="italic" style:font-style-asian="italic"/>
    </style:style>
    <style:style style:name="P219" style:parent-style-name="PreformattedText" style:family="paragraph">
      <style:text-properties fo:font-style="italic" style:font-style-asian="italic"/>
    </style:style>
    <style:style style:name="P220" style:parent-style-name="PreformattedText" style:family="paragraph">
      <style:text-properties fo:font-style="italic" style:font-style-asian="italic"/>
    </style:style>
    <style:style style:name="P221" style:parent-style-name="PreformattedText" style:family="paragraph">
      <style:paragraph-properties fo:margin-bottom="0.1965in"/>
      <style:text-properties fo:font-style="italic" style:font-style-asian="italic"/>
    </style:style>
    <style:style style:name="S10" style:family="section">
      <style:section-properties fo:margin-left="0in" fo:margin-right="0in" style:writing-mode="lr-tb"/>
    </style:style>
    <style:style style:name="S11" style:family="section">
      <style:section-properties fo:margin-left="0in" fo:margin-right="0in" style:writing-mode="lr-tb"/>
    </style:style>
    <style:style style:name="TableColumn223" style:family="table-column">
      <style:table-column-properties style:column-width="2.0312in" style:use-optimal-column-width="false"/>
    </style:style>
    <style:style style:name="TableColumn224" style:family="table-column">
      <style:table-column-properties style:column-width="4.6666in" style:use-optimal-column-width="false"/>
    </style:style>
    <style:style style:name="Table222" style:family="table">
      <style:table-properties style:width="6.6979in" fo:margin-left="0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227" style:parent-style-name="Heading4" style:family="paragraph">
      <style:text-properties fo:font-style="italic" style:font-style-asian="italic" style:font-style-complex="italic" fo:color="#CC0000" style:text-underline-type="single" style:text-underline-style="solid" style:text-underline-width="auto" style:text-underline-mode="continuous"/>
    </style:style>
    <style:style style:name="P228" style:parent-style-name="TableHeading" style:family="paragraph">
      <style:paragraph-properties fo:text-align="start"/>
    </style:style>
    <style:style style:name="P229" style:parent-style-name="TableHeading" style:family="paragraph">
      <style:paragraph-properties fo:text-align="start"/>
    </style:style>
    <style:style style:name="T230" style:parent-style-name="DefaultParagraphFont" style:family="text">
      <style:text-properties fo:font-style="italic" style:font-style-asian="italic" style:font-style-complex="italic" fo:color="#0000FF"/>
    </style:style>
    <style:style style:name="T231" style:parent-style-name="DefaultParagraphFont" style:family="text">
      <style:text-properties fo:color="#0000FF"/>
    </style:style>
    <style:style style:name="T232" style:parent-style-name="DefaultParagraphFont" style:family="text">
      <style:text-properties fo:font-style="italic" style:font-style-asian="italic" style:font-style-complex="italic"/>
    </style:style>
    <style:style style:name="T233" style:parent-style-name="DefaultParagraphFont" style:family="text">
      <style:text-properties fo:font-style="italic" style:font-style-asian="italic" style:font-style-complex="italic" fo:color="#007826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236" style:parent-style-name="TableHeading" style:family="paragraph">
      <style:paragraph-properties fo:text-align="start"/>
    </style:style>
    <style:style style:name="TableCell237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238" style:parent-style-name="TableHeading" style:family="paragraph">
      <style:paragraph-properties fo:text-align="star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1" style:parent-style-name="TableContents" style:family="paragraph">
      <style:text-properties fo:font-weight="bold" style:font-weight-asian="bold" style:font-weight-complex="bold" fo:color="#00CC33"/>
    </style:style>
    <style:style style:name="TableCell24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5" style:parent-style-name="TableContents" style:family="paragraph">
      <style:text-properties fo:font-weight="bold" style:font-weight-asian="bold" style:font-weight-complex="bold" fo:color="#00CC33"/>
    </style:style>
    <style:style style:name="TableCell24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9" style:parent-style-name="TableContents" style:family="paragraph">
      <style:text-properties fo:font-weight="bold" style:font-weight-asian="bold" style:font-weight-complex="bold" fo:color="#00CC33"/>
    </style:style>
    <style:style style:name="TableCell25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3" style:parent-style-name="TableContents" style:family="paragraph">
      <style:text-properties fo:font-weight="bold" style:font-weight-asian="bold" style:font-weight-complex="bold" fo:color="#00CC33"/>
    </style:style>
    <style:style style:name="TableCell25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7" style:parent-style-name="TableContents" style:family="paragraph">
      <style:text-properties fo:font-weight="bold" style:font-weight-asian="bold" style:font-weight-complex="bold" fo:color="#00CC33"/>
    </style:style>
    <style:style style:name="TableCell25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1" style:parent-style-name="TableContents" style:family="paragraph">
      <style:text-properties fo:font-weight="bold" style:font-weight-asian="bold" style:font-weight-complex="bold" fo:color="#00CC33"/>
    </style:style>
    <style:style style:name="TableCell26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5" style:parent-style-name="TableContents" style:family="paragraph">
      <style:text-properties fo:font-weight="bold" style:font-weight-asian="bold" style:font-weight-complex="bold" fo:color="#00CC33"/>
    </style:style>
    <style:style style:name="TableCell26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9" style:parent-style-name="TableContents" style:family="paragraph">
      <style:text-properties fo:font-weight="bold" style:font-weight-asian="bold" style:font-weight-complex="bold" fo:color="#00CC33"/>
    </style:style>
    <style:style style:name="TableCell27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73" style:parent-style-name="TableContents" style:family="paragraph">
      <style:text-properties fo:font-weight="bold" style:font-weight-asian="bold" style:font-weight-complex="bold" fo:color="#00CC33"/>
    </style:style>
    <style:style style:name="TableCell27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77" style:parent-style-name="TableContents" style:family="paragraph">
      <style:text-properties fo:font-weight="bold" style:font-weight-asian="bold" style:font-weight-complex="bold" fo:color="#00CC33"/>
    </style:style>
    <style:style style:name="TableCell27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81" style:parent-style-name="TableContents" style:family="paragraph">
      <style:text-properties fo:font-weight="bold" style:font-weight-asian="bold" style:font-weight-complex="bold" fo:color="#00CC33"/>
    </style:style>
    <style:style style:name="TableCell28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85" style:parent-style-name="TableContents" style:family="paragraph">
      <style:text-properties fo:font-weight="bold" style:font-weight-asian="bold" style:font-weight-complex="bold" fo:color="#00CC33"/>
    </style:style>
    <style:style style:name="TableCell28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89" style:parent-style-name="TableContents" style:family="paragraph">
      <style:text-properties fo:font-weight="bold" style:font-weight-asian="bold" style:font-weight-complex="bold" fo:color="#00CC33"/>
    </style:style>
    <style:style style:name="TableCell29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93" style:parent-style-name="TableContents" style:family="paragraph">
      <style:text-properties fo:font-weight="bold" style:font-weight-asian="bold" style:font-weight-complex="bold" fo:color="#00CC33"/>
    </style:style>
    <style:style style:name="TableCell29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97" style:parent-style-name="TableContents" style:family="paragraph">
      <style:text-properties fo:font-weight="bold" style:font-weight-asian="bold" style:font-weight-complex="bold" fo:color="#00CC33"/>
    </style:style>
    <style:style style:name="TableCell29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S12" style:family="section">
      <style:section-properties fo:margin-left="0in" fo:margin-right="0in" style:writing-mode="lr-tb"/>
    </style:style>
    <style:style style:name="S13" style:family="section">
      <style:section-properties fo:margin-left="0in" fo:margin-right="0in" style:writing-mode="lr-tb"/>
    </style:style>
    <style:style style:name="P299" style:parent-style-name="PreformattedText" style:family="paragraph">
      <style:paragraph-properties fo:margin-bottom="0.1965in"/>
    </style:style>
    <style:style style:name="P300" style:parent-style-name="PreformattedText" style:family="paragraph">
      <style:paragraph-properties fo:margin-bottom="0.1965in"/>
    </style:style>
    <style:style style:name="P301" style:parent-style-name="PreformattedText" style:family="paragraph">
      <style:paragraph-properties fo:margin-bottom="0.1965in"/>
    </style:style>
    <style:style style:name="P302" style:parent-style-name="PreformattedText" style:family="paragraph">
      <style:paragraph-properties fo:margin-bottom="0.1965in"/>
    </style:style>
    <style:style style:name="P303" style:parent-style-name="PreformattedText" style:family="paragraph">
      <style:paragraph-properties fo:margin-bottom="0.1965in"/>
    </style:style>
    <style:style style:name="P304" style:parent-style-name="PreformattedText" style:family="paragraph">
      <style:paragraph-properties fo:margin-bottom="0.1965in"/>
    </style:style>
    <style:style style:name="P305" style:parent-style-name="PreformattedText" style:family="paragraph">
      <style:paragraph-properties fo:margin-bottom="0.1965in"/>
    </style:style>
    <style:style style:name="P306" style:parent-style-name="PreformattedText" style:family="paragraph">
      <style:paragraph-properties fo:margin-bottom="0.1965in"/>
    </style:style>
    <style:style style:name="P307" style:parent-style-name="PreformattedText" style:family="paragraph">
      <style:paragraph-properties fo:margin-bottom="0.1965in"/>
    </style:style>
    <style:style style:name="P308" style:parent-style-name="PreformattedText" style:family="paragraph">
      <style:paragraph-properties fo:margin-bottom="0.1965in"/>
    </style:style>
    <style:style style:name="P309" style:parent-style-name="PreformattedText" style:family="paragraph">
      <style:paragraph-properties fo:margin-bottom="0.1965in"/>
    </style:style>
    <style:style style:name="P310" style:parent-style-name="PreformattedText" style:family="paragraph">
      <style:paragraph-properties fo:margin-bottom="0.1965in"/>
    </style:style>
    <style:style style:name="P311" style:parent-style-name="PreformattedText" style:family="paragraph">
      <style:paragraph-properties fo:margin-bottom="0.1965in"/>
    </style:style>
    <style:style style:name="P312" style:parent-style-name="PreformattedText" style:family="paragraph">
      <style:paragraph-properties fo:margin-bottom="0.1965in"/>
    </style:style>
    <style:style style:name="P313" style:parent-style-name="PreformattedText" style:family="paragraph">
      <style:paragraph-properties fo:margin-bottom="0.1965in"/>
    </style:style>
    <style:style style:name="P314" style:parent-style-name="PreformattedText" style:family="paragraph">
      <style:paragraph-properties fo:margin-bottom="0.1965in"/>
    </style:style>
    <style:style style:name="P315" style:parent-style-name="PreformattedText" style:family="paragraph">
      <style:paragraph-properties fo:margin-bottom="0.1965in"/>
    </style:style>
    <style:style style:name="P316" style:parent-style-name="PreformattedText" style:family="paragraph">
      <style:paragraph-properties fo:margin-bottom="0.1965in"/>
    </style:style>
    <style:style style:name="P317" style:parent-style-name="PreformattedText" style:family="paragraph">
      <style:paragraph-properties fo:margin-bottom="0.1965in"/>
    </style:style>
    <style:style style:name="P318" style:parent-style-name="PreformattedText" style:family="paragraph">
      <style:paragraph-properties fo:margin-bottom="0.1965in"/>
    </style:style>
    <style:style style:name="P319" style:parent-style-name="PreformattedText" style:family="paragraph">
      <style:paragraph-properties fo:margin-bottom="0.1965in"/>
    </style:style>
    <style:style style:name="P320" style:parent-style-name="PreformattedText" style:family="paragraph">
      <style:paragraph-properties fo:margin-bottom="0.1965in"/>
    </style:style>
    <style:style style:name="P321" style:parent-style-name="PreformattedText" style:family="paragraph">
      <style:paragraph-properties fo:margin-bottom="0.1965in"/>
    </style:style>
    <style:style style:name="P322" style:parent-style-name="PreformattedText" style:family="paragraph">
      <style:paragraph-properties fo:margin-bottom="0.1965in"/>
    </style:style>
    <style:style style:name="P323" style:parent-style-name="PreformattedText" style:family="paragraph">
      <style:paragraph-properties fo:margin-bottom="0.1965in"/>
    </style:style>
    <style:style style:name="P324" style:parent-style-name="PreformattedText" style:family="paragraph">
      <style:paragraph-properties fo:margin-bottom="0.1965in"/>
    </style:style>
    <style:style style:name="P325" style:parent-style-name="PreformattedText" style:family="paragraph">
      <style:paragraph-properties fo:margin-bottom="0.1965in"/>
    </style:style>
    <style:style style:name="P326" style:parent-style-name="PreformattedText" style:family="paragraph">
      <style:paragraph-properties fo:margin-bottom="0.1965in"/>
    </style:style>
    <style:style style:name="P327" style:parent-style-name="PreformattedText" style:family="paragraph">
      <style:paragraph-properties fo:margin-bottom="0.1965in"/>
    </style:style>
    <style:style style:name="P328" style:parent-style-name="PreformattedText" style:family="paragraph">
      <style:paragraph-properties fo:margin-bottom="0.1965in"/>
    </style:style>
    <style:style style:name="P329" style:parent-style-name="PreformattedText" style:family="paragraph">
      <style:paragraph-properties fo:margin-bottom="0.1965in"/>
    </style:style>
    <style:style style:name="P330" style:parent-style-name="PreformattedText" style:family="paragraph">
      <style:paragraph-properties fo:margin-bottom="0.1965in"/>
    </style:style>
    <style:style style:name="P331" style:parent-style-name="PreformattedText" style:family="paragraph">
      <style:paragraph-properties fo:margin-bottom="0.1965in"/>
    </style:style>
    <style:style style:name="P332" style:parent-style-name="PreformattedText" style:family="paragraph">
      <style:paragraph-properties fo:margin-bottom="0.1965in"/>
    </style:style>
    <style:style style:name="P333" style:parent-style-name="PreformattedText" style:family="paragraph">
      <style:paragraph-properties fo:margin-bottom="0.1965in"/>
    </style:style>
    <style:style style:name="P334" style:parent-style-name="PreformattedText" style:family="paragraph">
      <style:paragraph-properties fo:margin-bottom="0.1965in"/>
    </style:style>
    <style:style style:name="P335" style:parent-style-name="PreformattedText" style:family="paragraph">
      <style:paragraph-properties fo:margin-bottom="0.1965in"/>
    </style:style>
    <style:style style:name="P336" style:parent-style-name="PreformattedText" style:family="paragraph">
      <style:paragraph-properties fo:margin-bottom="0.1965in"/>
    </style:style>
    <style:style style:name="P337" style:parent-style-name="PreformattedText" style:family="paragraph">
      <style:paragraph-properties fo:margin-bottom="0.1965in"/>
    </style:style>
    <style:style style:name="T338" style:parent-style-name="DefaultParagraphFont" style:family="text">
      <style:text-properties fo:color="#4472C4"/>
    </style:style>
    <style:style style:name="P339" style:parent-style-name="PreformattedText" style:family="paragraph">
      <style:paragraph-properties fo:margin-bottom="0.1965in"/>
    </style:style>
    <style:style style:name="P340" style:parent-style-name="PreformattedText" style:family="paragraph">
      <style:paragraph-properties fo:margin-bottom="0.1965in"/>
    </style:style>
    <style:style style:name="P341" style:parent-style-name="PreformattedText" style:family="paragraph">
      <style:paragraph-properties fo:margin-bottom="0.1965in"/>
    </style:style>
    <style:style style:name="P342" style:parent-style-name="PreformattedText" style:family="paragraph">
      <style:paragraph-properties fo:margin-bottom="0.1965in"/>
    </style:style>
    <style:style style:name="P343" style:parent-style-name="PreformattedText" style:family="paragraph">
      <style:paragraph-properties fo:margin-bottom="0.1965in"/>
    </style:style>
    <style:style style:name="P344" style:parent-style-name="PreformattedText" style:family="paragraph">
      <style:paragraph-properties fo:margin-bottom="0.1965in"/>
    </style:style>
    <style:style style:name="P345" style:parent-style-name="PreformattedText" style:family="paragraph">
      <style:paragraph-properties fo:margin-bottom="0.1965in"/>
    </style:style>
  </office:automatic-styles>
  <office:body>
    <office:text text:use-soft-page-breaks="true">
      <text:p text:style-name="P1">I2C_LCD_Library for I2C_PCF8574 \ A</text:p>
      <text:p text:style-name="Standard"/>
      <text:p text:style-name="Standard">This library uses the MikroC<text:s/><text:span text:style-name="T2">I2C1</text:span>_Library function, all the commands are a carbon</text:p>
      <text:p text:style-name="Standard">copy of the <text:s/>MikroC Lcd_Library,</text:p>
      <text:p text:style-name="Standard"><text:tab/>The differences are as follows:</text:p>
      <text:list text:style-name="LFO1" text:continue-numbering="true">
        <text:list-item>
          <text:list>
            <text:list-item>
              <text:p text:style-name="P3">there is no need to define constant sbit's.</text:p>
            </text:list-item>
            <text:list-item>
              <text:p text:style-name="P4"><text:span text:style-name="T5">I2C 1</text:span><text:span text:style-name="T6"><text:s/></text:span>module is used in this library.</text:p>
            </text:list-item>
            <text:list-item>
              <text:p text:style-name="P7"><text:span text:style-name="T8">I2C1</text:span><text:s/>module must be configured independently.</text:p>
            </text:list-item>
            <text:list-item>
              <text:p text:style-name="P9">All function arguments are<text:s/><text:span text:style-name="T10">unsigned char</text:span><text:s/>type.</text:p>
            </text:list-item>
          </text:list>
        </text:list-item>
      </text:list>
      <text:p text:style-name="Standard"/>
      <text:h text:style-name="Heading3" text:outline-level="3">Library Routines</text:h>
      <text:section text:name="Sect1" text:style-name="S1">
        <text:list text:style-name="LFO2" text:continue-numbering="true">
          <text:list-item>
            <text:p text:style-name="P11"><text:span text:style-name="T12">I</text:span><text:span text:style-name="T13">2C</text:span><text:span text:style-name="T14">_</text:span><text:a xlink:href="#lcd_init" office:target-frame-name="_top" xlink:show="replace">Lcd_Init</text:a></text:p>
          </text:list-item>
          <text:list-item>
            <text:p text:style-name="P15"><text:span text:style-name="T16">I</text:span><text:span text:style-name="T17">2C_</text:span><text:a xlink:href="#lcd_out" office:target-frame-name="_top" xlink:show="replace">Lcd_Out</text:a><text:s text:c="2"/></text:p>
          </text:list-item>
          <text:list-item>
            <text:p text:style-name="P18"><text:span text:style-name="T19">I</text:span><text:span text:style-name="T20">2C_</text:span><text:a xlink:href="#lcd_chr" office:target-frame-name="_top" xlink:show="replace">Lcd_Chr</text:a></text:p>
          </text:list-item>
          <text:list-item>
            <text:p text:style-name="P21"><text:span text:style-name="T22">I</text:span><text:span text:style-name="T23">2C_</text:span><text:a xlink:href="#lcd_cmd" office:target-frame-name="_top" xlink:show="replace">Lcd_Cmd</text:a></text:p>
          </text:list-item>
        </text:list>
      </text:section>
      <text:section text:name="Sect2" text:style-name="S2">
        <text:h text:style-name="Heading3" text:outline-level="3"/>
      </text:section>
      <text:section text:name="Sect3" text:style-name="S3">
        <table:table table:style-name="Table24">
          <table:table-columns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 table:number-columns-spanned="2">
              <text:p text:style-name="TableHeading"/>
              <text:h text:style-name="P29" text:outline-level="3">I2C_Lcd_Init</text:h>
            </table:table-cell>
            <table:covered-table-cell/>
          </table:table-row>
          <table:table-row table:style-name="TableRow30">
            <table:table-cell table:style-name="TableCell31">
              <text:p text:style-name="P32">Prototype</text:p>
            </table:table-cell>
            <table:table-cell table:style-name="TableCell33">
              <text:p text:style-name="P34"><text:span text:style-name="T35">void</text:span><text:s/>Lcd_Init(<text:span text:style-name="T36">unsigned char</text:span><text:s/>I2C_address);</text:p>
            </table:table-cell>
          </table:table-row>
          <table:table-row table:style-name="TableRow37">
            <table:table-cell table:style-name="TableCell38">
              <text:p text:style-name="P39">Returns</text:p>
            </table:table-cell>
            <table:table-cell table:style-name="TableCell40">
              <text:p text:style-name="P41">Nothing.</text:p>
            </table:table-cell>
          </table:table-row>
          <table:table-row table:style-name="TableRow42">
            <table:table-cell table:style-name="TableCell43">
              <text:p text:style-name="P44">Description</text:p>
            </table:table-cell>
            <table:table-cell table:style-name="TableCell45">
              <text:p text:style-name="P46">Initializes I2C_Lcd module to multi line no cursor.</text:p>
            </table:table-cell>
          </table:table-row>
          <table:table-row table:style-name="TableRow47">
            <table:table-cell table:style-name="TableCell48">
              <text:p text:style-name="P49">Requires</text:p>
            </table:table-cell>
            <table:table-cell table:style-name="TableCell50">
              <text:p text:style-name="P51">Global variables:</text:p>
              <text:list text:style-name="LFO3" text:continue-numbering="true">
                <text:list-item>
                  <text:p text:style-name="P52">I2C address of the the module to be defined as unsigned char</text:p>
                </text:list-item>
              </text:list>
              <text:p text:style-name="P53">must be defined before using this<text:s/>function.</text:p>
            </table:table-cell>
          </table:table-row>
          <table:table-row table:style-name="TableRow54">
            <table:table-cell table:style-name="TableCell55">
              <text:p text:style-name="P56">Example</text:p>
            </table:table-cell>
            <table:table-cell table:style-name="TableCell57">
              <text:p text:style-name="PreformattedText"><text:s/><text:span text:style-name="T58">Unsigned char</text:span><text:s/>LCD_01_ADDRESS = 0x7E; //0x7E is the address of</text:p>
              <text:p text:style-name="P59"><text:s text:c="38"/>//PCF8574A with A0-2 at VSS</text:p>
              <text:p text:style-name="PreformattedText"/>
              <text:p text:style-name="PreformattedText">I2C_LCD_init(<text:span text:style-name="T60">LCD_01_ADDRESS</text:span>)</text:p>
            </table:table-cell>
          </table:table-row>
        </table:table>
      </text:section>
      <text:section text:name="Sect4" text:style-name="S4">
        <text:p text:style-name="Standard"/>
        <text:h text:style-name="Heading3" text:outline-level="3"/>
        <text:h text:style-name="Heading3" text:outline-level="3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</text:section>
      <text:section text:name="Sect5" text:style-name="S5">
        <table:table table:style-name="Table61">
          <table:table-columns>
            <table:table-column table:style-name="TableColumn62"/>
            <table:table-column table:style-name="TableColumn63"/>
          </table:table-columns>
          <table:table-row table:style-name="TableRow64">
            <table:table-cell table:style-name="TableCell65" table:number-columns-spanned="2">
              <text:h text:style-name="P66" text:outline-level="3">I2C_Lcd_Out</text:h>
            </table:table-cell>
            <table:covered-table-cell/>
          </table:table-row>
          <table:table-row table:style-name="TableRow67">
            <table:table-cell table:style-name="TableCell68">
              <text:p text:style-name="P69">Prototype</text:p>
            </table:table-cell>
            <table:table-cell table:style-name="TableCell70">
              <text:p text:style-name="P71"><text:span text:style-name="T72">void</text:span><text:s/>Lcd_Out(<text:span text:style-name="T73">unsigned<text:s/></text:span><text:span text:style-name="T74">char</text:span><text:s/>row,<text:s/><text:span text:style-name="T75">unsigned<text:s/></text:span><text:span text:style-name="T76">char</text:span><text:s/>column,<text:s/><text:span text:style-name="T77">unsigned<text:s/></text:span><text:span text:style-name="T78">char</text:span><text:s/>*text);</text:p>
            </table:table-cell>
          </table:table-row>
          <table:table-row table:style-name="TableRow79">
            <table:table-cell table:style-name="TableCell80">
              <text:p text:style-name="P81">Returns</text:p>
            </table:table-cell>
            <table:table-cell table:style-name="TableCell82">
              <text:p text:style-name="P83">Nothing.</text:p>
            </table:table-cell>
          </table:table-row>
          <table:table-row table:style-name="TableRow84">
            <table:table-cell table:style-name="TableCell85">
              <text:p text:style-name="P86">Description</text:p>
            </table:table-cell>
            <table:table-cell table:style-name="TableCell87">
              <text:p text:style-name="P88">Prints text on Lcd starting from specified position. Both string variables and literals can be passed as a text.</text:p>
              <text:p text:style-name="P89">Parameters :</text:p>
              <text:list text:style-name="LFO4" text:continue-numbering="true">
                <text:list-item>
                  <text:p text:style-name="P90"><text:span text:style-name="SourceText">I2C_address:</text:span><text:span text:style-name="T91">the<text:s/></text:span><text:span text:style-name="T92">address of the I2C PCF8574 / A</text:span></text:p>
                </text:list-item>
                <text:list-item>
                  <text:p text:style-name="P93"><text:span text:style-name="SourceText">row:</text:span><text:s/><text:span text:style-name="T94">starting position row number</text:span></text:p>
                </text:list-item>
                <text:list-item>
                  <text:p text:style-name="P95"><text:span text:style-name="SourceText">column:</text:span><text:s/><text:span text:style-name="T96">starting position column number</text:span></text:p>
                </text:list-item>
                <text:list-item>
                  <text:p text:style-name="P97"><text:span text:style-name="SourceText">text:</text:span><text:s/><text:span text:style-name="T98">text to be written</text:span></text:p>
                </text:list-item>
              </text:list>
            </table:table-cell>
          </table:table-row>
          <table:table-row table:style-name="TableRow99">
            <table:table-cell table:style-name="TableCell100">
              <text:p text:style-name="P101">Requires</text:p>
            </table:table-cell>
            <table:table-cell table:style-name="TableCell102">
              <text:p text:style-name="P103">The Lcd module needs to be initialized. See<text:s/><text:span text:style-name="T104">I2C_</text:span><text:a xlink:href="#lcd_Init" office:target-frame-name="_top" xlink:show="replace"><text:span text:style-name="T105">Lcd_Init</text:span></text:a><text:s/>routine.</text:p>
            </table:table-cell>
          </table:table-row>
          <table:table-row table:style-name="TableRow106">
            <table:table-cell table:style-name="TableCell107">
              <text:p text:style-name="P108">Example</text:p>
            </table:table-cell>
            <table:table-cell table:style-name="TableCell109">
              <text:p text:style-name="P110">//<text:s/>Write text "Hello!" on Lcd starting from row 1, column 3:</text:p>
              <text:p text:style-name="PreformattedText"><text:span text:style-name="T111">unsigned char</text:span><text:span text:style-name="T112"><text:s/>LCD_01_ADDRESS = 0x7E;</text:span></text:p>
              <text:p text:style-name="P113"><text:s/></text:p>
              <text:p text:style-name="P114">I2C_Lcd_Out(<text:span text:style-name="T115">LCD_01_ADDRESS</text:span>,1, 3,<text:s/><text:span text:style-name="T116">"Hello!"</text:span>);</text:p>
            </table:table-cell>
          </table:table-row>
        </table:table>
      </text:section>
      <text:section text:name="Sect6" text:style-name="S6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bookmark-start text:name="main"/><text:bookmark-end text:name="main"/></text:p>
      </text:section>
      <text:section text:name="Sect7" text:style-name="S7">
        <table:table table:style-name="Table117">
          <table:table-columns>
            <table:table-column table:style-name="TableColumn118"/>
            <table:table-column table:style-name="TableColumn119"/>
          </table:table-columns>
          <table:table-row table:style-name="TableRow120">
            <table:table-cell table:style-name="TableCell121" table:number-columns-spanned="2">
              <text:p text:style-name="TableHeading"/>
              <text:h text:style-name="P122" text:outline-level="3"><text:bookmark-start text:name="lcd_chr"/><text:bookmark-start text:name="main1"/><text:bookmark-end text:name="lcd_chr"/><text:bookmark-end text:name="main1"/>I2C_Lcd_Chr</text:h>
            </table:table-cell>
            <table:covered-table-cell/>
          </table:table-row>
          <table:table-row table:style-name="TableRow123">
            <table:table-cell table:style-name="TableCell124">
              <text:p text:style-name="P125">Prototype</text:p>
            </table:table-cell>
            <table:table-cell table:style-name="TableCell126">
              <text:p text:style-name="P127"><text:span text:style-name="T128">void</text:span><text:span text:style-name="T129"><text:s/></text:span>Lcd_Chr(<text:span text:style-name="T130">unsigned char</text:span><text:s/>I2C_Address,<text:s/><text:span text:style-name="T131">unsigned char</text:span><text:s/>row,<text:s/><text:span text:style-name="T132">unsigned char<text:s/></text:span>column,<text:s/><text:span text:style-name="T133">unsigned</text:span><text:span text:style-name="T134"><text:s/></text:span><text:span text:style-name="T135">char</text:span><text:s/>out_char);</text:p>
            </table:table-cell>
          </table:table-row>
          <table:table-row table:style-name="TableRow136">
            <table:table-cell table:style-name="TableCell137">
              <text:p text:style-name="P138">Returns</text:p>
            </table:table-cell>
            <table:table-cell table:style-name="TableCell139">
              <text:p text:style-name="P140">Nothing.</text:p>
            </table:table-cell>
          </table:table-row>
          <table:table-row table:style-name="TableRow141">
            <table:table-cell table:style-name="TableCell142">
              <text:p text:style-name="P143">Description</text:p>
            </table:table-cell>
            <table:table-cell table:style-name="TableCell144">
              <text:p text:style-name="P145">Prints character on Lcd at specified position. Both variables and literals can be passed as a character.</text:p>
              <text:p text:style-name="P146">Parameters :</text:p>
              <text:list text:style-name="LFO5" text:continue-numbering="true">
                <text:list-item>
                  <text:p text:style-name="P147"><text:span text:style-name="SourceText">I2C_address:</text:span><text:span text:style-name="T148">the address of the I2C PCF8574 / A</text:span></text:p>
                </text:list-item>
                <text:list-item>
                  <text:p text:style-name="P149"><text:span text:style-name="SourceText">row:</text:span><text:s/>writing position row number</text:p>
                </text:list-item>
                <text:list-item>
                  <text:p text:style-name="P150"><text:span text:style-name="SourceText">column:</text:span><text:s/>writing position column number</text:p>
                </text:list-item>
                <text:list-item>
                  <text:p text:style-name="P151"><text:span text:style-name="SourceText">out_char:</text:span><text:s/>character to be written</text:p>
                </text:list-item>
              </text:list>
            </table:table-cell>
          </table:table-row>
          <table:table-row table:style-name="TableRow152">
            <table:table-cell table:style-name="TableCell153">
              <text:p text:style-name="P154">Requires</text:p>
            </table:table-cell>
            <table:table-cell table:style-name="TableCell155">
              <text:p text:style-name="P156">The Lcd module needs to be initialized. See<text:s/><text:span text:style-name="T157">I2C</text:span><text:span text:style-name="T158">_</text:span><text:a xlink:href="#lcd_init" office:target-frame-name="_top" xlink:show="replace">Lcd_Init</text:a><text:s/>routine.</text:p>
            </table:table-cell>
          </table:table-row>
          <table:table-row table:style-name="TableRow159">
            <table:table-cell table:style-name="TableCell160">
              <text:p text:style-name="P161">Example</text:p>
            </table:table-cell>
            <table:table-cell table:style-name="TableCell162">
              <text:p text:style-name="P163">// Write character "i" at row<text:s/>2, column 3:</text:p>
              <text:p text:style-name="PreformattedText"><text:span text:style-name="T164">unsigned char</text:span><text:span text:style-name="T165"><text:s/>LCD_01_ADDRESS = 0x7E;</text:span></text:p>
              <text:p text:style-name="P166"/>
              <text:p text:style-name="P167"/>
              <text:p text:style-name="P168">I2C_Lcd_Chr(<text:span text:style-name="T169">LCD_01_ADDRESS</text:span><text:span text:style-name="T170"><text:s/>,</text:span>2, 3,<text:s/><text:span text:style-name="T171">'i'</text:span>);</text:p>
            </table:table-cell>
          </table:table-row>
        </table:table>
      </text:section>
      <text:section text:name="Sect8" text:style-name="S8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bookmark-start text:name="main2"/><text:bookmark-end text:name="main2"/></text:p>
      </text:section>
      <text:section text:name="Sect9" text:style-name="S9">
        <table:table table:style-name="Table172">
          <table:table-columns>
            <table:table-column table:style-name="TableColumn173"/>
            <table:table-column table:style-name="TableColumn174"/>
          </table:table-columns>
          <table:table-row table:style-name="TableRow175">
            <table:table-cell table:style-name="TableCell176">
              <text:p text:style-name="P177">Prototype</text:p>
            </table:table-cell>
            <table:table-cell table:style-name="TableCell178">
              <text:p text:style-name="P179"><text:span text:style-name="T180">void</text:span><text:span text:style-name="T181"><text:s/></text:span>I2C_Lcd_Cmd(<text:span text:style-name="T182">unsigned char</text:span><text:s/>I2C_Address ,Lcd Command,1);</text:p>
            </table:table-cell>
          </table:table-row>
          <table:table-row table:style-name="TableRow183">
            <table:table-cell table:style-name="TableCell184">
              <text:p text:style-name="P185">Returns</text:p>
            </table:table-cell>
            <table:table-cell table:style-name="TableCell186">
              <text:p text:style-name="P187">Nothing.</text:p>
            </table:table-cell>
          </table:table-row>
          <table:table-row table:style-name="TableRow188">
            <table:table-cell table:style-name="TableCell189">
              <text:p text:style-name="P190">Description</text:p>
            </table:table-cell>
            <table:table-cell table:style-name="TableCell191">
              <text:p text:style-name="P192">Sends command to Lcd.</text:p>
              <text:p text:style-name="P193">Parameters :</text:p>
              <text:list text:style-name="LFO6" text:continue-numbering="true">
                <text:list-item>
                  <text:p text:style-name="P194"><text:span text:style-name="SourceText">I2C_address:</text:span><text:span text:style-name="T195">the address of the I2C PCF8574 / A</text:span></text:p>
                </text:list-item>
                <text:list-item>
                  <text:p text:style-name="P196"><text:span text:style-name="SourceText">Lcd Command:</text:span><text:s/>writing Lcd Command</text:p>
                </text:list-item>
                <text:list-item>
                  <text:p text:style-name="P197"><text:span text:style-name="SourceText">constant:</text:span><text:s/>1 has no value in this context as reuse of function for other cmd</text:p>
                </text:list-item>
              </text:list>
              <text:p text:style-name="P198"><text:span text:style-name="T199"><text:s/></text:span></text:p>
              <text:p text:style-name="P200"><text:span text:style-name="T201">  </text:span><text:span text:style-name="T202">Note :</text:span><text:span text:style-name="T203"><text:s/>Predefined constants can be passed to the function, see<text:s/></text:span><text:a xlink:href="#lcd_commands" office:target-frame-name="_top" xlink:show="replace"><text:span text:style-name="T204">Available Lcd Commands</text:span></text:a><text:span text:style-name="T205">.</text:span></text:p>
            </table:table-cell>
          </table:table-row>
          <table:table-row table:style-name="TableRow206">
            <table:table-cell table:style-name="TableCell207">
              <text:p text:style-name="P208">Requires</text:p>
            </table:table-cell>
            <table:table-cell table:style-name="TableCell209">
              <text:p text:style-name="P210">The Lcd<text:s/>module needs to be initialized. See<text:s/><text:span text:style-name="T211">I2C</text:span>_<text:a xlink:href="#lcd_Init" office:target-frame-name="_top" xlink:show="replace">Lcd_Init</text:a><text:s/>table.</text:p>
            </table:table-cell>
          </table:table-row>
          <table:table-row table:style-name="TableRow212">
            <table:table-cell table:style-name="TableCell213">
              <text:p text:style-name="P214">Example</text:p>
            </table:table-cell>
            <table:table-cell table:style-name="TableCell215">
              <text:p text:style-name="P216">// Clear Lcd display:</text:p>
              <text:p text:style-name="PreformattedText"><text:span text:style-name="T217">unsigned char</text:span><text:span text:style-name="T218"><text:s/>LCD_01_ADDRESS = 0x7E;</text:span></text:p>
              <text:p text:style-name="P219"/>
              <text:p text:style-name="P220"/>
              <text:p text:style-name="P221">I2C_Lcd_Cmd(LCD_01_ADDRESS,_LCD_CLEAR,1);</text:p>
            </table:table-cell>
          </table:table-row>
        </table:table>
      </text:section>
      <text:section text:name="Sect10" text:style-name="S10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bookmark-start text:name="main4"/><text:bookmark-end text:name="main4"/></text:p>
      </text:section>
      <text:section text:name="Sect11" text:style-name="S11">
        <table:table table:style-name="Table222">
          <table:table-columns>
            <table:table-column table:style-name="TableColumn223"/>
            <table:table-column table:style-name="TableColumn224"/>
          </table:table-columns>
          <table:table-header-rows>
            <table:table-row table:style-name="TableRow225">
              <table:table-cell table:style-name="TableCell226" table:number-columns-spanned="2">
                <text:h text:style-name="P227" text:outline-level="4"><text:bookmark-start text:name="main5"/><text:bookmark-start text:name="lcd_commands"/><text:bookmark-end text:name="main5"/><text:bookmark-end text:name="lcd_commands"/>Available Lcd Commands</text:h>
                <text:p text:style-name="P228">typedef enum{ Lcd Command}Cmd_Type;</text:p>
                <text:p text:style-name="P229"><text:span text:style-name="T230">extern</text:span><text:span text:style-name="T231"><text:s/></text:span><text:span text:style-name="T232"><text:s/></text:span><text:span text:style-name="T233">Cmd_Type <text:s/>Cmd; <text:s/>//this enum variable must be declared in the main source code</text:span></text:p>
              </table:table-cell>
              <table:covered-table-cell/>
            </table:table-row>
          </table:table-header-rows>
          <table:table-row table:style-name="TableRow234">
            <table:table-cell table:style-name="TableCell235">
              <text:p text:style-name="P236">Lcd Command</text:p>
            </table:table-cell>
            <table:table-cell table:style-name="TableCell237">
              <text:p text:style-name="P238">Purpose</text:p>
            </table:table-cell>
          </table:table-row>
          <table:table-row table:style-name="TableRow239">
            <table:table-cell table:style-name="TableCell240">
              <text:p text:style-name="P241">_LCD_FIRST_ROW</text:p>
            </table:table-cell>
            <table:table-cell table:style-name="TableCell242">
              <text:p text:style-name="TableContents">Move cursor to the 1st row</text:p>
            </table:table-cell>
          </table:table-row>
          <table:table-row table:style-name="TableRow243">
            <table:table-cell table:style-name="TableCell244">
              <text:p text:style-name="P245">_LCD_SECOND_ROW</text:p>
            </table:table-cell>
            <table:table-cell table:style-name="TableCell246">
              <text:p text:style-name="TableContents">Move cursor to the 2nd row</text:p>
            </table:table-cell>
          </table:table-row>
          <table:table-row table:style-name="TableRow247">
            <table:table-cell table:style-name="TableCell248">
              <text:p text:style-name="P249">_LCD_THIRD_ROW</text:p>
            </table:table-cell>
            <table:table-cell table:style-name="TableCell250">
              <text:p text:style-name="TableContents">Move cursor to the 3rd row</text:p>
            </table:table-cell>
          </table:table-row>
          <table:table-row table:style-name="TableRow251">
            <table:table-cell table:style-name="TableCell252">
              <text:p text:style-name="P253">_LCD_FOURTH_ROW</text:p>
            </table:table-cell>
            <table:table-cell table:style-name="TableCell254">
              <text:p text:style-name="TableContents">Move cursor to the 4th row</text:p>
            </table:table-cell>
          </table:table-row>
          <table:table-row table:style-name="TableRow255">
            <table:table-cell table:style-name="TableCell256">
              <text:p text:style-name="P257">_LCD_CLEAR</text:p>
            </table:table-cell>
            <table:table-cell table:style-name="TableCell258">
              <text:p text:style-name="TableContents">Clear display</text:p>
            </table:table-cell>
          </table:table-row>
          <table:table-row table:style-name="TableRow259">
            <table:table-cell table:style-name="TableCell260">
              <text:p text:style-name="P261">_LCD_RETURN_HOME</text:p>
            </table:table-cell>
            <table:table-cell table:style-name="TableCell262">
              <text:p text:style-name="TableContents">Return cursor to home position, returns a shifted display to its original position. Display data RAM is unaffected.</text:p>
            </table:table-cell>
          </table:table-row>
          <table:table-row table:style-name="TableRow263">
            <table:table-cell table:style-name="TableCell264">
              <text:p text:style-name="P265">_LCD_CURSOR_OFF</text:p>
            </table:table-cell>
            <table:table-cell table:style-name="TableCell266">
              <text:p text:style-name="TableContents">Turn off cursor</text:p>
            </table:table-cell>
          </table:table-row>
          <table:table-row table:style-name="TableRow267">
            <table:table-cell table:style-name="TableCell268">
              <text:p text:style-name="P269">_LCD_UNDERLINE_ON</text:p>
            </table:table-cell>
            <table:table-cell table:style-name="TableCell270">
              <text:p text:style-name="TableContents">Underline cursor on</text:p>
            </table:table-cell>
          </table:table-row>
          <table:table-row table:style-name="TableRow271">
            <table:table-cell table:style-name="TableCell272">
              <text:p text:style-name="P273">_LCD_BLINK_CURSOR_ON</text:p>
            </table:table-cell>
            <table:table-cell table:style-name="TableCell274">
              <text:p text:style-name="TableContents">Blink cursor on</text:p>
            </table:table-cell>
          </table:table-row>
          <table:table-row table:style-name="TableRow275">
            <table:table-cell table:style-name="TableCell276">
              <text:p text:style-name="P277">_LCD_MOVE_CURSOR_LEFT</text:p>
            </table:table-cell>
            <table:table-cell table:style-name="TableCell278">
              <text:p text:style-name="TableContents">Move cursor left without changing display data RAM</text:p>
            </table:table-cell>
          </table:table-row>
          <table:table-row table:style-name="TableRow279">
            <table:table-cell table:style-name="TableCell280">
              <text:p text:style-name="P281">_LCD_MOVE_CURSOR_RIGHT</text:p>
            </table:table-cell>
            <table:table-cell table:style-name="TableCell282">
              <text:p text:style-name="TableContents">Move cursor right without changing display data RAM</text:p>
            </table:table-cell>
          </table:table-row>
          <table:table-row table:style-name="TableRow283">
            <table:table-cell table:style-name="TableCell284">
              <text:p text:style-name="P285">_LCD_TURN_ON</text:p>
            </table:table-cell>
            <table:table-cell table:style-name="TableCell286">
              <text:p text:style-name="TableContents">Turn Lcd display on</text:p>
            </table:table-cell>
          </table:table-row>
          <table:table-row table:style-name="TableRow287">
            <table:table-cell table:style-name="TableCell288">
              <text:p text:style-name="P289">_LCD_TURN_OFF</text:p>
            </table:table-cell>
            <table:table-cell table:style-name="TableCell290">
              <text:p text:style-name="TableContents">Turn Lcd display off</text:p>
            </table:table-cell>
          </table:table-row>
          <table:table-row table:style-name="TableRow291">
            <table:table-cell table:style-name="TableCell292">
              <text:p text:style-name="P293">_LCD_SHIFT_LEFT</text:p>
            </table:table-cell>
            <table:table-cell table:style-name="TableCell294">
              <text:p text:style-name="TableContents">Shift display left without changing display data RAM</text:p>
            </table:table-cell>
          </table:table-row>
          <table:table-row table:style-name="TableRow295">
            <table:table-cell table:style-name="TableCell296">
              <text:p text:style-name="P297">_LCD_SHIFT_RIGHT</text:p>
            </table:table-cell>
            <table:table-cell table:style-name="TableCell298">
              <text:p text:style-name="TableContents">Shift display right without changing display data RAM</text:p>
            </table:table-cell>
          </table:table-row>
        </table:table>
      </text:section>
      <text:section text:name="Sect12" text:style-name="S12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reformattedText"/>
        <text:p text:style-name="PreformattedText"/>
      </text:section>
      <text:section text:name="Sect13" text:style-name="S13">
        <text:p text:style-name="P299">#include "I2C_LCD.h"</text:p>
        <text:p text:style-name="P300">#include "built_in.h"</text:p>
        <text:p text:style-name="P301"/>
        <text:p text:style-name="P302">//UChar LCD_01_ADDRESS = <text:s/>0x7E; <text:s text:c="4"/>//PCF8574A</text:p>
        <text:p text:style-name="P303">UChar LCD_01_ADDRESS = 0x4E; <text:s text:c="7"/>//PCF8574T</text:p>
        <text:p text:style-name="P304"/>
        <text:p text:style-name="P305">char txt[] = "Hello World";</text:p>
        <text:p text:style-name="P306"/>
        <text:p text:style-name="P307">void main() {</text:p>
        <text:p text:style-name="P308"><text:s text:c="2"/>int i = 0;</text:p>
        <text:p text:style-name="P309"><text:s text:c="2"/>int j = 1;</text:p>
        <text:p text:style-name="P310"><text:s text:c="2"/>int k = 0;</text:p>
        <text:p text:style-name="P311">//CHECON = 0x00;</text:p>
        <text:p text:style-name="P312"><text:s text:c="2"/>TRISE3_bit = 0;</text:p>
        <text:p text:style-name="P313"><text:s text:c="2"/>AD1PCFG = 0xFFFFFFFF;</text:p>
        <text:p text:style-name="P314"><text:s text:c="2"/>JTAGEN_bit = 0;</text:p>
        <text:p text:style-name="P315"><text:s text:c="2"/>I2C2_Init(100000);//INIT I2C AT 100KHZ</text:p>
        <text:p text:style-name="P316"><text:s text:c="2"/>I2C_Set_Active(&amp;I2C2_Start, &amp;I2C2_Restart, &amp;I2C2_Read, &amp;I2C2_Write, &amp;I2C2_Stop,&amp;I2C2_Is_Idle); // Sets the I2C1 module active</text:p>
        <text:p text:style-name="P317"><text:s text:c="2"/>Delay_ms(100);</text:p>
        <text:p text:style-name="P318"><text:s text:c="2"/>I2C_LCD_init(LCD_01_ADDRESS);</text:p>
        <text:p text:style-name="P319"><text:s text:c="2"/>Delay_ms(100);</text:p>
        <text:p text:style-name="P320"><text:s text:c="2"/>I2C_Lcd_Cmd(LCD_01_ADDRESS,_LCD_FIRST_ROW,1);</text:p>
        <text:p text:style-name="P321"><text:s text:c="2"/>I2C_Lcd_Cmd(LCD_01_ADDRESS,_LCD_CURSOR_OFF,1); <text:s text:c="4"/>// Cursor off</text:p>
        <text:p text:style-name="P322"><text:s text:c="2"/>I2C_Lcd_Cmd(LCD_01_ADDRESS,_LCD_CLEAR,1); <text:s text:c="9"/>// Clear display</text:p>
        <text:p text:style-name="P323"><text:s text:c="2"/>Delay_ms(1000);</text:p>
        <text:p text:style-name="P324"><text:s text:c="2"/>i=1;j=0;</text:p>
        <text:p text:style-name="P325"><text:s text:c="2"/>while(1){</text:p>
        <text:p text:style-name="P326"><text:s text:c="9"/>j++;</text:p>
        <text:soft-page-break/>
        <text:p text:style-name="P327"><text:s text:c="9"/>i=1;</text:p>
        <text:p text:style-name="P328"><text:s text:c="9"/>I2C_LCD_Out(LCD_01_ADDRESS,j,1,txt);</text:p>
        <text:p text:style-name="P329"><text:s text:c="9"/>if(j &gt; 4){</text:p>
        <text:p text:style-name="P330"><text:s text:c="12"/>j=1;</text:p>
        <text:p text:style-name="P331"><text:s text:c="9"/>}</text:p>
        <text:p text:style-name="P332"><text:s text:c="9"/>while( i &lt; 10){</text:p>
        <text:p text:style-name="P333"><text:s text:c="15"/>Delay_ms(500);</text:p>
        <text:p text:style-name="P334"><text:s text:c="15"/>I2C_Lcd_Cmd(LCD_01_ADDRESS,_LCD_SHIFT_RIGHT ,1);</text:p>
        <text:p text:style-name="P335"><text:s text:c="15"/>i++;</text:p>
        <text:p text:style-name="P336"><text:s text:c="10"/>}</text:p>
        <text:p text:style-name="P337"><text:s text:c="10"/><text:span text:style-name="T338">while</text:span>( i &gt; 0){</text:p>
        <text:p text:style-name="P339"><text:s text:c="15"/>Delay_ms(500);</text:p>
        <text:p text:style-name="P340"><text:s text:c="15"/>I2C_Lcd_Cmd(LCD_01_ADDRESS,_LCD_SHIFT_LEFT ,1);</text:p>
        <text:p text:style-name="P341"><text:s text:c="15"/>i--;</text:p>
        <text:p text:style-name="P342"><text:s text:c="10"/>}</text:p>
        <text:p text:style-name="P343"><text:s text:c="10"/>I2C_Lcd_Cmd(LCD_01_ADDRESS,_LCD_CLEAR,1); <text:s text:c="9"/>// Clear display</text:p>
        <text:p text:style-name="P344"><text:s text:c="2"/>}</text:p>
        <text:p text:style-name="P345">}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ZA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style:font-name="Times New Roman" style:font-name-asian="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6458in" text:min-label-width="0.25in" text:list-level-position-and-space-mode="label-alignment">
          <style:list-level-label-alignment text:label-followed-by="listtab" fo:margin-left="0.8958in" fo:text-indent="-0.25in"/>
        </style:list-level-properties>
      </text:list-level-style-number>
      <text:list-level-style-number text:level="2" style:num-suffix="." style:num-format="1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</text:list-level-style-number>
      <text:list-level-style-number text:level="3" style:num-suffix="." style:num-format="1">
        <style:list-level-properties text:space-before="1.1458in" text:min-label-width="0.25in" text:list-level-position-and-space-mode="label-alignment">
          <style:list-level-label-alignment text:label-followed-by="listtab" fo:margin-left="1.3958in" fo:text-indent="-0.25in"/>
        </style:list-level-properties>
      </text:list-level-style-number>
      <text:list-level-style-number text:level="4" style:num-suffix="." style:num-format="1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</text:list-level-style-number>
      <text:list-level-style-number text:level="5" style:num-suffix="." style:num-format="1">
        <style:list-level-properties text:space-before="1.6458in" text:min-label-width="0.25in" text:list-level-position-and-space-mode="label-alignment">
          <style:list-level-label-alignment text:label-followed-by="listtab" fo:margin-left="1.8958in" fo:text-indent="-0.25in"/>
        </style:list-level-properties>
      </text:list-level-style-number>
      <text:list-level-style-number text:level="6" style:num-suffix="." style:num-format="1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</text:list-level-style-number>
      <text:list-level-style-number text:level="7" style:num-suffix="." style:num-format="1">
        <style:list-level-properties text:space-before="2.1458in" text:min-label-width="0.25in" text:list-level-position-and-space-mode="label-alignment">
          <style:list-level-label-alignment text:label-followed-by="listtab" fo:margin-left="2.3958in" fo:text-indent="-0.25in"/>
        </style:list-level-properties>
      </text:list-level-style-number>
      <text:list-level-style-number text:level="8" style:num-suffix="." style:num-format="1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</text:list-level-style-number>
      <text:list-level-style-number text:level="9" style:num-suffix="." style:num-format="1">
        <style:list-level-properties text:space-before="2.6458in" text:min-label-width="0.25in" text:list-level-position-and-space-mode="label-alignment">
          <style:list-level-label-alignment text:label-followed-by="listtab" fo:margin-left="2.8958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Coetzee</meta:initial-creator>
    <dc:creator>David Coetzee</dc:creator>
    <meta:creation-date>2019-03-04T18:07:00Z</meta:creation-date>
    <dc:date>2019-03-04T18:07:00Z</dc:date>
    <meta:template xlink:href="Normal" xlink:type="simple"/>
    <meta:editing-cycles>2</meta:editing-cycles>
    <meta:editing-duration>PT60S</meta:editing-duration>
    <meta:document-statistic meta:page-count="7" meta:paragraph-count="10" meta:word-count="791" meta:character-count="5292" meta:row-count="37" meta:non-whitespace-character-count="4511"/>
  </office:meta>
</office:document-meta>
</file>